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XLiaison.TraXLiai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XLiaison.setFacto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Liaison.setEntityResolver( EntityResolver a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Liaison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XLiaison.getSource( InputStream is , File in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aXLiaison.setStylesheet( Resource styleshe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XLiaison.getFactory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TraXLiaison.setLogger( XSLTLogg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Liaison.setURIResolver( URIResolver a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Liaison.transform( File infile , File out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aXLiaison.readTempla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aXLiaison.warning( Transformer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XLiaison.createTransformer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TraXLiaison.logError( TransformerException e , String 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TraXLiaison.getSystemId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Liaison.setTransformation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XLiaison.resourceToURI( 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XLiaison.getSource( InputStream is , 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aXLiaison.error( Transformer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Liaison.addParam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Liaison.configure( XSLTProcess xsltTas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raXLiaison.setOutputProperty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XLiaison.fatalError( Transformer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XLiaison.setStylesheet( File styleshe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